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list-style-name="L1">
      <style:paragraph-properties fo:text-align="justify" style:justify-single-word="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ARROLLO DE SOFTWARE SEGURO Y RESISTENTE</text:p>
      <text:p text:style-name="P1"/>
      <text:list xml:id="list8439606651684274058" text:style-name="L1">
        <text:list-item>
          <text:p text:style-name="P5">Confidencialidad de la informacion :</text:p>
          <text:p text:style-name="P5"><text:span text:style-name="T1">La confidencialidad es el objetivo de garantizar que la informacion se encuentro protegida con el acceso de usuarios no autorizados. Las medidas tipicas son el cifrado de datos en archivos y BD.</text:span></text:p>
          <text:p text:style-name="P5"><text:span text:style-name="T1"/></text:p>
        </text:list-item>
        <text:list-item>
          <text:p text:style-name="P5">La integridad de la informacion:</text:p>
          <text:p text:style-name="P5"><text:span text:style-name="T1">Tiene que ver con la implementacion de controles para garantizar que la informacion no se pueda modificar sin la autorizacion adecuada y que la informacion almacenada no se pueda alterar. Es aplicable para informacion almacenada y en transito.</text:span> </text:p>
        </text:list-item>
        <text:list-item>
          <text:p text:style-name="P5">La disponibilidad de la informacion:</text:p>
          <text:p text:style-name="P3">Es garantizar que la informacion se encuentre disponible para los usuarios autorizados siempre que lo necesiten. Es un problema complicado que requiere una extensa planficacion y pruebas</text:p>
        </text:list-item>
      </text:list>
      <text:p text:style-name="P2"/>
      <text:p text:style-name="P4">CHAPTER 02 – CARACTERISTICAS DEL SOFTWARE SEGURO Y RESISTENTE</text:p>
      <text:p text:style-name="P4"/>
      <text:p text:style-name="P2">Los usuarios esperan que el software cumpla con los requisitos funcionales, estos son los requisitos que aparecen en las primeras fases de desarrollo, cuando un grupo de usuarios y consultores de sistemas se reunen para describir lo que necesitan.</text:p>
      <text:p text:style-name="P2"/>
      <text:p text:style-name="P4">“<text:span text:style-name="T2">Los requisitos no funcionales son los aspectos de calidad, seguridad, flexibilidad del software que solo aparecen en los documentos de requisitos cuando se añaden de manera deliberada”. </text:span></text:p>
      <text:p text:style-name="P4"><text:span text:style-name="T4"/></text:p>
      <text:p text:style-name="P4"><text:span text:style-name="T3">Prueba de requisitos no funcionales </text:span></text:p>
      <text:p text:style-name="P4"><text:span text:style-name="T3"/></text:p>
      <text:p text:style-name="P2"><text:span text:style-name="T3">Una vez que se desarrolla el software, las pruebas comienzan asegurandose que se cumplan con los requisitos funcionales. ¿Realiza lo que los usuarios especificaron que debia hacer? Las pruebas se desarrollan para cada caso de uso o escenario descrito por los usuarios y si el software se comporta como el caso de prueba lo indica, se pasa a las pruebas de aceptacion del usuario.</text:span></text:p>
      <text:p text:style-name="P2"><text:span text:style-name="T3"/></text:p>
      <text:p text:style-name="P2"><text:span text:style-name="T3">Las pruebas de software que se centran solo en las pruebas de funcionalidad para la aceptacion del usuario pueden descubrir errores o fallas en la forma en como opera el software. Si el sistema responde a las entradas de la manera como los usuarios esperan que responda, se sella como listo para enviar. Si el sistema responde de manera diferente, los errores se resuelven y se realizan pruebas sucesivas hasta que se comporte como se desea.</text:span></text:p>
      <text:p text:style-name="P2"><text:span text:style-name="T3"/></text:p>
      <text:p text:style-name="P2"><text:span text:style-name="T3"/></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01T18:13:49.53</meta:creation-date>
    <dc:date>2018-01-01T19:49:32.07</dc:date>
    <dc:creator>cv </dc:creator>
    <meta:editing-duration>PT48M41S</meta:editing-duration>
    <meta:editing-cycles>2</meta:editing-cycles>
    <meta:generator>OpenOffice/4.1.4$Win32 OpenOffice.org_project/414m5$Build-9788</meta:generator>
    <meta:document-statistic meta:table-count="0" meta:image-count="0" meta:object-count="0" meta:page-count="1" meta:paragraph-count="13" meta:word-count="345" meta:character-count="2127"/>
  </office:meta>
</office:document-meta>
</file>